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officeooo:rsid="001feed0" officeooo:paragraph-rsid="001feed0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rsid="00215b5b" officeooo:paragraph-rsid="00215b5b"/>
    </style:style>
    <style:style style:name="P3" style:family="paragraph" style:parent-style-name="Standard">
      <style:paragraph-properties fo:line-height="115%"/>
      <style:text-properties officeooo:rsid="00265dcd" officeooo:paragraph-rsid="00265dcd"/>
    </style:style>
    <style:style style:name="P4" style:family="paragraph" style:parent-style-name="Table_20_Contents">
      <style:text-properties officeooo:rsid="002e1921" officeooo:paragraph-rsid="002e1921"/>
    </style:style>
    <style:style style:name="P5" style:family="paragraph" style:parent-style-name="Table_20_Contents">
      <style:text-properties officeooo:rsid="002e2736" officeooo:paragraph-rsid="002e2736"/>
    </style:style>
    <style:style style:name="P6" style:family="paragraph" style:parent-style-name="Text_20_body">
      <style:text-properties officeooo:rsid="002ad1a9" officeooo:paragraph-rsid="002ad1a9"/>
    </style:style>
    <style:style style:name="P7" style:family="paragraph" style:parent-style-name="Text_20_body">
      <style:paragraph-properties fo:margin-top="0.201cm" fo:margin-bottom="0.201cm" style:contextual-spacing="false"/>
      <style:text-properties fo:color="#666666" loext:opacity="100%" fo:font-style="italic" officeooo:rsid="0027f4d2" officeooo:paragraph-rsid="0027f4d2" style:font-style-asian="italic" style:font-style-complex="italic"/>
    </style:style>
    <style:style style:name="P8" style:family="paragraph" style:parent-style-name="Text_20_body">
      <style:text-properties fo:color="#666666" loext:opacity="100%" fo:font-style="italic" officeooo:rsid="0027f4d2" officeooo:paragraph-rsid="0027f4d2" style:font-style-asian="italic" style:font-style-complex="italic"/>
    </style:style>
    <style:style style:name="P9" style:family="paragraph" style:parent-style-name="Text_20_body">
      <style:paragraph-properties fo:margin-top="0.101cm" fo:margin-bottom="0.101cm" style:contextual-spacing="false"/>
      <style:text-properties fo:color="#666666" loext:opacity="100%" fo:font-style="italic" officeooo:rsid="0027f4d2" officeooo:paragraph-rsid="0027f4d2" style:font-style-asian="italic" style:font-style-complex="italic"/>
    </style:style>
    <style:style style:name="P10" style:family="paragraph" style:parent-style-name="Text_20_body">
      <style:text-properties fo:color="#666666" loext:opacity="100%" fo:font-style="italic" officeooo:rsid="0027f4d2" officeooo:paragraph-rsid="002bc61d" style:font-style-asian="italic" style:font-style-complex="italic"/>
    </style:style>
    <style:style style:name="P11" style:family="paragraph" style:parent-style-name="Text_20_body">
      <style:text-properties fo:color="#000000" loext:opacity="100%" fo:font-style="normal" officeooo:rsid="002bc61d" officeooo:paragraph-rsid="002bc61d" style:font-style-asian="normal" style:font-style-complex="normal"/>
    </style:style>
    <style:style style:name="P12" style:family="paragraph" style:parent-style-name="Text_20_body">
      <style:text-properties officeooo:rsid="002c9f41" officeooo:paragraph-rsid="002c9f41"/>
    </style:style>
    <style:style style:name="P13" style:family="paragraph" style:parent-style-name="Text_20_body">
      <style:paragraph-properties fo:margin-top="0.101cm" fo:margin-bottom="0.101cm" style:contextual-spacing="false"/>
      <style:text-properties officeooo:rsid="002c9f41" officeooo:paragraph-rsid="002c9f41"/>
    </style:style>
    <style:style style:name="P14" style:family="paragraph" style:parent-style-name="Text_20_body">
      <style:paragraph-properties fo:margin-top="0.201cm" fo:margin-bottom="0.201cm" style:contextual-spacing="false"/>
      <style:text-properties officeooo:paragraph-rsid="002ad1a9"/>
    </style:style>
    <style:style style:name="P15" style:family="paragraph" style:parent-style-name="Text_20_body">
      <style:paragraph-properties fo:margin-top="0.201cm" fo:margin-bottom="0.201cm" style:contextual-spacing="false"/>
      <style:text-properties officeooo:rsid="002ed14e" officeooo:paragraph-rsid="002ed14e"/>
    </style:style>
    <style:style style:name="P16" style:family="paragraph" style:parent-style-name="Heading_20_1">
      <style:paragraph-properties fo:margin-top="0.826cm" fo:margin-bottom="0.614cm" style:contextual-spacing="false"/>
    </style:style>
    <style:style style:name="P17" style:family="paragraph" style:parent-style-name="Heading_20_1">
      <style:paragraph-properties fo:margin-top="0.201cm" fo:margin-bottom="0.201cm" style:contextual-spacing="false"/>
      <style:text-properties officeooo:rsid="00327129" officeooo:paragraph-rsid="00352770"/>
    </style:style>
    <style:style style:name="P18" style:family="paragraph" style:parent-style-name="Heading_20_2">
      <style:paragraph-properties fo:margin-top="0.755cm" fo:margin-bottom="0.614cm" style:contextual-spacing="false"/>
    </style:style>
    <style:style style:name="P19" style:family="paragraph" style:parent-style-name="Heading_20_2">
      <style:paragraph-properties fo:margin-top="0.755cm" fo:margin-bottom="0.614cm" style:contextual-spacing="false"/>
      <style:text-properties officeooo:paragraph-rsid="00265dcd"/>
    </style:style>
    <style:style style:name="P20" style:family="paragraph" style:parent-style-name="Heading_20_2">
      <style:paragraph-properties fo:margin-top="0.402cm" fo:margin-bottom="0.402cm" style:contextual-spacing="false"/>
    </style:style>
    <style:style style:name="P21" style:family="paragraph" style:parent-style-name="Heading_20_2">
      <style:paragraph-properties fo:margin-top="0.402cm" fo:margin-bottom="0.402cm" style:contextual-spacing="false"/>
      <style:text-properties officeooo:paragraph-rsid="002bc61d"/>
    </style:style>
    <style:style style:name="P22" style:family="paragraph" style:parent-style-name="Heading_20_2">
      <style:paragraph-properties fo:margin-top="0.402cm" fo:margin-bottom="0.402cm" style:contextual-spacing="false"/>
      <style:text-properties officeooo:paragraph-rsid="00327129"/>
    </style:style>
    <style:style style:name="P23" style:family="paragraph" style:parent-style-name="Heading_20_3">
      <style:paragraph-properties fo:margin-top="0.201cm" fo:margin-bottom="0.201cm" style:contextual-spacing="false"/>
    </style:style>
    <style:style style:name="P24" style:family="paragraph" style:parent-style-name="Standard" style:list-style-name="L1">
      <style:paragraph-properties fo:margin-top="0cm" fo:margin-bottom="0cm" style:contextual-spacing="false" fo:line-height="115%"/>
      <style:text-properties fo:font-weight="normal" officeooo:rsid="00230e95" officeooo:paragraph-rsid="00230e95" style:font-weight-asian="normal" style:font-weight-complex="normal"/>
    </style:style>
    <style:style style:name="P25" style:family="paragraph" style:parent-style-name="Standard" style:list-style-name="L1">
      <style:paragraph-properties fo:margin-top="0cm" fo:margin-bottom="0cm" style:contextual-spacing="false" fo:line-height="115%"/>
      <style:text-properties fo:font-weight="normal" officeooo:rsid="00230e95" officeooo:paragraph-rsid="00319474" style:font-weight-asian="normal" style:font-weight-complex="normal"/>
    </style:style>
    <style:style style:name="P26" style:family="paragraph" style:parent-style-name="Standard" style:list-style-name="L2">
      <style:paragraph-properties fo:line-height="115%"/>
      <style:text-properties fo:font-weight="normal" officeooo:rsid="00246cbc" officeooo:paragraph-rsid="00246cbc" style:font-weight-asian="normal" style:font-weight-complex="normal"/>
    </style:style>
    <style:style style:name="P27" style:family="paragraph" style:parent-style-name="Standard" style:list-style-name="L2">
      <style:paragraph-properties fo:line-height="115%"/>
      <style:text-properties fo:font-weight="normal" officeooo:rsid="0025e057" officeooo:paragraph-rsid="0025e057" style:font-weight-asian="normal" style:font-weight-complex="normal"/>
    </style:style>
    <style:style style:name="P28" style:family="paragraph" style:parent-style-name="Standard" style:list-style-name="L1">
      <style:paragraph-properties fo:margin-top="0cm" fo:margin-bottom="0cm" style:contextual-spacing="false" fo:line-height="115%"/>
      <style:text-properties fo:font-weight="normal" officeooo:rsid="00319474" officeooo:paragraph-rsid="00319474" style:font-weight-asian="normal" style:font-weight-complex="normal"/>
    </style:style>
    <style:style style:name="P29" style:family="paragraph" style:parent-style-name="Standard" style:list-style-name="L1">
      <style:paragraph-properties fo:margin-top="0cm" fo:margin-bottom="0cm" style:contextual-spacing="false" fo:line-height="115%"/>
      <style:text-properties fo:font-weight="normal" officeooo:rsid="00327129" officeooo:paragraph-rsid="00327129" style:font-weight-asian="normal" style:font-weight-complex="normal"/>
    </style:style>
    <style:style style:name="P30" style:family="paragraph" style:parent-style-name="Standard" style:list-style-name="L2">
      <style:paragraph-properties fo:line-height="115%"/>
      <style:text-properties fo:font-weight="normal" officeooo:rsid="00327129" officeooo:paragraph-rsid="00327129" style:font-weight-asian="normal" style:font-weight-complex="normal"/>
    </style:style>
    <style:style style:name="P31" style:family="paragraph" style:parent-style-name="Text_20_body">
      <style:paragraph-properties fo:margin-top="0.101cm" fo:margin-bottom="0.101cm" style:contextual-spacing="false"/>
      <style:text-properties officeooo:paragraph-rsid="002c9f41"/>
    </style:style>
    <style:style style:name="P32" style:family="paragraph" style:parent-style-name="Text_20_body">
      <style:paragraph-properties fo:margin-top="0.201cm" fo:margin-bottom="0.201cm" style:contextual-spacing="false"/>
      <style:text-properties fo:color="#666666" loext:opacity="100%" fo:font-style="italic" officeooo:rsid="0027f4d2" officeooo:paragraph-rsid="0033f93f" style:font-style-asian="italic" style:font-style-complex="italic"/>
    </style:style>
    <style:style style:name="P33" style:family="paragraph" style:parent-style-name="Text_20_body">
      <style:text-properties fo:color="#000000" loext:opacity="100%" fo:font-style="normal" officeooo:rsid="002bc61d" officeooo:paragraph-rsid="002bc61d" style:font-style-asian="normal" style:font-style-complex="normal"/>
    </style:style>
    <style:style style:name="P34" style:family="paragraph" style:parent-style-name="Text_20_body">
      <style:paragraph-properties fo:margin-top="0.201cm" fo:margin-bottom="0.201cm" style:contextual-spacing="false"/>
      <style:text-properties fo:color="#000000" loext:opacity="100%" fo:font-style="normal" officeooo:rsid="0033f93f" officeooo:paragraph-rsid="0033f93f" style:font-style-asian="normal" style:font-style-complex="normal"/>
    </style:style>
    <style:style style:name="P35" style:family="paragraph" style:parent-style-name="Text_20_body">
      <style:paragraph-properties fo:margin-top="0.201cm" fo:margin-bottom="0.201cm" style:contextual-spacing="false"/>
      <style:text-properties officeooo:rsid="0034e4bf" officeooo:paragraph-rsid="0034e4bf"/>
    </style:style>
    <style:style style:name="P36" style:family="paragraph" style:parent-style-name="Text_20_body">
      <style:paragraph-properties fo:margin-top="0.201cm" fo:margin-bottom="0.201cm" style:contextual-spacing="false"/>
      <style:text-properties officeooo:rsid="00352770" officeooo:paragraph-rsid="00352770"/>
    </style:style>
    <style:style style:name="T1" style:family="text">
      <style:text-properties officeooo:rsid="001ffe6e"/>
    </style:style>
    <style:style style:name="T2" style:family="text">
      <style:text-properties style:font-name="Liberation Sans" fo:font-size="28pt" fo:font-weight="bold" officeooo:rsid="002648df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style:font-name="Liberation Sans" fo:font-size="16.1000003814697pt" fo:font-weight="bold" officeooo:rsid="002bc61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34e4b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35277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officeooo:rsid="00265dcd"/>
    </style:style>
    <style:style style:name="T7" style:family="text">
      <style:text-properties officeooo:rsid="00291150"/>
    </style:style>
    <style:style style:name="T8" style:family="text">
      <style:text-properties officeooo:rsid="002ad1a9"/>
    </style:style>
    <style:style style:name="T9" style:family="text">
      <style:text-properties officeooo:rsid="002bc61d"/>
    </style:style>
    <style:style style:name="T10" style:family="text">
      <style:text-properties officeooo:rsid="002c9f41"/>
    </style:style>
    <style:style style:name="T11" style:family="text">
      <style:text-properties officeooo:rsid="002e1921"/>
    </style:style>
    <style:style style:name="T12" style:family="text">
      <style:text-properties officeooo:rsid="002e2736"/>
    </style:style>
    <style:style style:name="T13" style:family="text">
      <style:text-properties officeooo:rsid="00327129"/>
    </style:style>
    <style:style style:name="T14" style:family="text">
      <style:text-properties officeooo:rsid="0033f93f"/>
    </style:style>
    <style:style style:name="T15" style:family="text">
      <style:text-properties officeooo:rsid="0034e4bf"/>
    </style:style>
    <style:style style:name="T16" style:family="text">
      <style:text-properties officeooo:rsid="0035277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teúdo <text:span text:style-name="T2">e ideias</text:span></text:p>
      <text:h text:style-name="Heading_20_1" text:outline-level="1">1. Listas</text:h>
      <text:h text:style-name="P18" text:outline-level="2"><text:span text:style-name="T6">1.1 </text:span>Lições aprendidas:</text:h>
      <text:list xml:id="list746494220" text:style-name="L1">
        <text:list-item>
          <text:p text:style-name="P24">Sistema Unix</text:p>
        </text:list-item>
        <text:list-item>
          <text:p text:style-name="P24">Bash</text:p>
        </text:list-item>
        <text:list-item>
          <text:p text:style-name="P25">Git <text:span text:style-name="T13">&amp; </text:span>Github</text:p>
        </text:list-item>
        <text:list-item>
          <text:p text:style-name="P29">Como a internet funciona</text:p>
        </text:list-item>
        <text:list-item>
          <text:p text:style-name="P24">HTML &amp; CSS</text:p>
        </text:list-item>
        <text:list-item>
          <text:p text:style-name="P28">HTML Semântico</text:p>
        </text:list-item>
        <text:list-item>
          <text:p text:style-name="P28"><text:span text:style-name="T15">Dar e receber</text:span> feedbacks</text:p>
        </text:list-item>
        <text:list-item>
          <text:p text:style-name="P28">Comunicação assertiva</text:p>
        </text:list-item>
        <text:list-item>
          <text:p text:style-name="P28">Autoliderança</text:p>
        </text:list-item>
        <text:list-item>
          <text:p text:style-name="P29">Diversidade &amp; Inclusão</text:p>
        </text:list-item>
      </text:list>
      <text:h text:style-name="P18" text:outline-level="2"><text:span text:style-name="T6">1.2 </text:span>Lições a aprender:</text:h>
      <text:list xml:id="list2751981734" text:style-name="L2">
        <text:list-item>
          <text:p text:style-name="P26">Responsividade</text:p>
        </text:list-item>
        <text:list-item>
          <text:p text:style-name="P26">Lógica de programação;</text:p>
        </text:list-item>
        <text:list-item>
          <text:p text:style-name="P26">JavaScript;</text:p>
        </text:list-item>
        <text:list-item>
          <text:p text:style-name="P26">Frameworks;</text:p>
        </text:list-item>
        <text:list-item>
          <text:p text:style-name="P26">Desenvolvimento Front-end;</text:p>
        </text:list-item>
        <text:list-item>
          <text:p text:style-name="P26">Desenvolvimento Back-end;</text:p>
        </text:list-item>
        <text:list-item>
          <text:p text:style-name="P30">Bancos de dados;</text:p>
        </text:list-item>
        <text:list-item>
          <text:p text:style-name="P30">APIs;</text:p>
        </text:list-item>
        <text:list-item>
          <text:p text:style-name="P26">Ciência da Computação;</text:p>
        </text:list-item>
        <text:list-item>
          <text:p text:style-name="P27">Python;</text:p>
        </text:list-item>
      </text:list>
      <text:h text:style-name="Heading_20_1" text:outline-level="1"><text:span text:style-name="T6">2. </text:span>Texto <text:span text:style-name="T7">principal</text:span></text:h>
      <text:h text:style-name="P19" text:outline-level="2"><text:span text:style-name="T6">2.1 </text:span>Artigo:</text:h>
      <text:p text:style-name="P1">Estou bastante otimista e impressionado com a quantidade de conteúdos que aprendemos nessas primeiras três semanas de curso na Trybe. A cada novo bloco, a criatividade vai a mil e já vou imaginando como posso criar coisas <text:span text:style-name="T1">novas</text:span> ou aprimorar as páginas criadas em exercícios passados. Está sendo uma jornada e espero aproveitar cada momento ao máximo. Além do curso principal, estou participando de projetos paralelos adicionais como os encontros de inglês e estou me dedicando bastante aos momentos de soft-skills. Quero me tornar o profissional mais completo que conseguir, o céu é o limite!</text:p>
      <text:h text:style-name="P18" text:outline-level="2"><text:soft-page-break/><text:span text:style-name="T6">2.2 </text:span>Seção (aside):</text:h>
      <text:p text:style-name="P2">O ponto alto para mim, é confiança adquirida a respeito do meu próprio aprendizado. Durante o curso, somos expostos a várias situações relacionadas ao ambiente de trabalho de um desenvolvedor e temos a oportunidade de exercitar nossas habilidades.</text:p>
      <text:h text:style-name="P16" text:outline-level="1"><text:span text:style-name="T6">3. </text:span>Estrutura da página:</text:h>
      <text:p text:style-name="P3">Dividir cada item da lista em sessões contendo figuras, tabelas gráficos ou figuras explicando o que eu aprendi.</text:p>
      <text:h text:style-name="P20" text:outline-level="2"><text:span text:style-name="T6">3.</text:span><text:span text:style-name="T13">0</text:span><text:span text:style-name="T6">1 </text:span>Sistema Unix</text:h>
      <text:h text:style-name="P23" text:outline-level="3">3.<text:span text:style-name="T13">0</text:span>1.1 História e influência</text:h>
      <text:p text:style-name="P7">Incluir uma imagem e um pequeno texto a respeito da história do Unix e como ele influenciou os sistemas operacionais modernos.</text:p>
      <text:p text:style-name="P14"><text:span text:style-name="T8">Unix é um sistema operacional criado por Ken Thompson, Dennis Ritchie, entre outros. Geralmente utilizado em supercomputadores de empresas e universidades, os diferenciais introduzidos pelo Unix foram sua capacidade multitarefa e multiusuário, além de seu sistema de permissões. O Unix influenciou direta ou indiretamente praticamente todos os sistemas operacionais modernos. </text:span>Os sistemas Linux e MacOS são baseados nele.</text:p>
      <text:p text:style-name="P15">Referências: <text:a xlink:type="simple" xlink:href="https://archive.org/details/bstj57-6-1905" text:style-name="Internet_20_link" text:visited-style-name="Visited_20_Internet_20_Link">https://archive.org/details/bstj57-6-1905</text:a></text:p>
      <text:p text:style-name="P15">Fonte imagens:</text:p>
      <text:p text:style-name="P15"><text:a xlink:type="simple" xlink:href="https://pt.wikipedia.org/wiki/Unix#/media/Ficheiro:Man-man.png" text:style-name="Internet_20_link" text:visited-style-name="Visited_20_Internet_20_Link">https://pt.wikipedia.org/wiki/Unix#/media/Ficheiro:Man-man.png</text:a></text:p>
      <text:p text:style-name="P15"><text:a xlink:type="simple" xlink:href="https://upload.wikimedia.org/wikipedia/commons/1/1b/Ken_Thompson_and_Dennis_Ritchie--1973.jpg" text:style-name="Internet_20_link" text:visited-style-name="Visited_20_Internet_20_Link">https://upload.wikimedia.org/wikipedia/commons/1/1b/Ken_Thompson_and_Dennis_Ritchie--1973.jpg</text:a></text:p>
      <text:h text:style-name="P23" text:outline-level="3">3.<text:span text:style-name="T13">0</text:span>1.2 Estrutura (hardware, kernel, shell, application programs)</text:h>
      <text:p text:style-name="P7">Criar um diagrama usando CSS para ilustrar a estrutura do sistema Unix.</text:p>
      <text:h text:style-name="P23" text:outline-level="3">3.<text:span text:style-name="T13">0</text:span>1.3 Estrutura de arquivos</text:h>
      <text:p text:style-name="P7">Criar um diagrama usando CSS para ilustrar a estrutura de arquivos do sistema Unix.</text:p>
      <text:h text:style-name="P20" text:outline-level="2">3.<text:span text:style-name="T13">0</text:span>2 Bash</text:h>
      <text:p text:style-name="P8">Incluir pequeno texto falando sobre o bash e uma tabela contendo alguns comandos.</text:p>
      <text:p text:style-name="P6">GNU Bash ou Bash (Bourne-Again Shell) é uma interface em que usuários de sistemas Linux (ou baseados em Unix) interagem com o sistema através de linhas de comando. Esse tipo de interface é muito utilizada no dia-a-dia de desenvolvedores e no curso aprendemos comandos para criar, <text:soft-page-break/>mover, manipular ou alterar permissões de arquivos e diretórios. Além de versionar nossos códigos utilizando <text:span text:style-name="T9">o Git.</text:span></text:p>
      <table:table table:name="Tabela1" table:style-name="Tabela1">
        <table:table-column table:style-name="Tabela1.A"/>
        <table:table-column table:style-name="Tabela1.B"/>
        <table:table-row table:style-name="TableLine94096712229536">
          <table:table-cell table:style-name="Tabela1.A1" office:value-type="string">
            <text:p text:style-name="P4">Comando</text:p>
          </table:table-cell>
          <table:table-cell table:style-name="Tabela1.B1" office:value-type="string">
            <text:p text:style-name="P4">Significado</text:p>
          </table:table-cell>
        </table:table-row>
        <table:table-row table:style-name="TableLine94096712271888">
          <table:table-cell table:style-name="Tabela1.A2" office:value-type="string">
            <text:p text:style-name="P4">Cd nome_diretório</text:p>
          </table:table-cell>
          <table:table-cell table:style-name="Tabela1.B2" office:value-type="string">
            <text:p text:style-name="P4">Navega para o diretório espeficiado</text:p>
          </table:table-cell>
        </table:table-row>
        <table:table-row table:style-name="TableLine94096712233904">
          <table:table-cell table:style-name="Tabela1.A2" office:value-type="string">
            <text:p text:style-name="P4">Mdkir nome_diretório</text:p>
          </table:table-cell>
          <table:table-cell table:style-name="Tabela1.B2" office:value-type="string">
            <text:p text:style-name="P4">Cria novo diretório</text:p>
          </table:table-cell>
        </table:table-row>
        <table:table-row table:style-name="TableLine94096712238784">
          <table:table-cell table:style-name="Tabela1.A2" office:value-type="string">
            <text:p text:style-name="P4">Touch nome_arquivo</text:p>
          </table:table-cell>
          <table:table-cell table:style-name="Tabela1.B2" office:value-type="string">
            <text:p text:style-name="P4">Cria arquivo vazio</text:p>
          </table:table-cell>
        </table:table-row>
        <table:table-row table:style-name="TableLine94096712304064">
          <table:table-cell table:style-name="Tabela1.A2" office:value-type="string">
            <text:p text:style-name="P4">Cat arquivo</text:p>
          </table:table-cell>
          <table:table-cell table:style-name="Tabela1.B2" office:value-type="string">
            <text:p text:style-name="P4">Abre conteúdo do arquivo no terminal</text:p>
          </table:table-cell>
        </table:table-row>
        <table:table-row table:style-name="TableLine94096712304640">
          <table:table-cell table:style-name="Tabela1.A2" office:value-type="string">
            <text:p text:style-name="P4">Man comando</text:p>
          </table:table-cell>
          <table:table-cell table:style-name="Tabela1.B2" office:value-type="string">
            <text:p text:style-name="P4">Traz o manual do comando informado</text:p>
          </table:table-cell>
        </table:table-row>
        <table:table-row table:style-name="TableLine94096712305408">
          <table:table-cell table:style-name="Tabela1.A2" office:value-type="string">
            <text:p text:style-name="P4">Ls</text:p>
          </table:table-cell>
          <table:table-cell table:style-name="Tabela1.B2" office:value-type="string">
            <text:p text:style-name="P4">Lista arquivos e diretórios</text:p>
          </table:table-cell>
        </table:table-row>
      </table:table>
      <text:p text:style-name="P6"/>
      <text:h text:style-name="P21" text:outline-level="2">3.<text:span text:style-name="T13">0</text:span><text:span text:style-name="T9">3</text:span> <text:span text:style-name="T3">Git &amp; Github</text:span></text:h>
      <text:p text:style-name="P10">Incluir pequeno texto falando sobre <text:span text:style-name="T9">Git &amp; Github</text:span>.</text:p>
      <text:p text:style-name="P11">Git é um sistema de versionamento de código distribuído (DVCS) criado por Linus Torvalds durante o desenvolvimento do Linux. Esse sistema permite que múltiplas pessoas trabalhem em um projeto de forma simultânea, e depois mesclem as alterações conseguindo identificar casos de conflito. O Git também mantém um histórico de todas as versões do projeto permitindo que a equipe retorne a versões anteriores estáveis caso apareça algum problema.</text:p>
      <text:p text:style-name="P11">Já o Github é um site para hospedam de repositórios Git que é <text:span text:style-name="T10">bastante utilizado no mundo inteiro por desenvolvedores independentes e empresas.</text:span></text:p>
      <text:h text:style-name="P22" text:outline-level="2"><text:span text:style-name="T6">3.</text:span><text:span text:style-name="T13">04</text:span><text:span text:style-name="T6"> Como a internet funciona</text:span></text:h>
      <text:p text:style-name="P32"><text:span text:style-name="T14">Pequeno texto e incorporar vídeo do Vox</text:span>.</text:p>
      <text:p text:style-name="P34">Na carreira de desenvolvedor web, é essencial compreendermos como a internet funciona. Criada em 1969 nos EUA com o nome de ARPANET, era utilizada para interligar laboratórios de pesquisa. Seu uso foi sendo ampliado para esferas educacionais e comerciais e então recebeu o nome de internet. Para funcionar, a rede depende de uma infraestrutura enorme que engloba protocolos de comunicação, software e hardware. As informações que transmitimos através da internet são convertidas em dados binários, depois em ondas analógicas e muitas vezes viajam o mundo inteiro antes de chegar ao seu destino. Esse vídeo da Vox explica de uma forma muito legal todo esse processo.</text:p>
      <text:h text:style-name="P20" text:outline-level="2">3.<text:span text:style-name="T13">05</text:span> HTML &amp; CSS</text:h>
      <text:p text:style-name="P8">Incluir pequeno texto falando sobre HTML e CSS e inserir figuras ilustrativas.</text:p>
      <text:p text:style-name="P12">O HTML (HyperText Markup Language) é uma linguagem utilizada para estruturação de conteúdo na internet. Essa linguagem evoluiu muito e atualmente permite até a inclusão de mídia como áudio e vídeo. Já as CSS (Cascading Style Sheets) são folhas de estilo encarregadas da parte visual e do layout das páginas.</text:p>
      <text:h text:style-name="P20" text:outline-level="2"><text:soft-page-break/>3.<text:span text:style-name="T13">06</text:span> HTML Semântico</text:h>
      <text:p text:style-name="P9">Incluir pequeno texto sobre HTML semântico e uma tabela com algumas tags mais usadas.</text:p>
      <text:p text:style-name="P13">Para melhorar a indexação e acessibilidade de páginas <text:span text:style-name="T11">na internet </text:span>se utiliza o HTML semântico. Ele consiste <text:span text:style-name="T11">em</text:span> tags que transmitem significado para os elementos <text:span text:style-name="T11">e</text:span> estrutura<text:span text:style-name="T11">s</text:span> do site. <text:span text:style-name="T11">Dessa forma, não só os algorítimos de buscadores como o Google conseguem identificar e posicionar melhor os conteúdos, como permite que pessoas com deficiências visuais, por exemplo, consigam navegar e consumir o conteúdo utilizando leitores de tela.</text:span></text:p>
      <table:table table:name="Tabela2" table:style-name="Tabela2">
        <table:table-column table:style-name="Tabela2.A"/>
        <table:table-column table:style-name="Tabela2.B"/>
        <table:table-row table:style-name="TableLine94096712250512">
          <table:table-cell table:style-name="Tabela2.A1" office:value-type="string">
            <text:p text:style-name="P5">Tag</text:p>
          </table:table-cell>
          <table:table-cell table:style-name="Tabela2.B1" office:value-type="string">
            <text:p text:style-name="P5">Utilização</text:p>
          </table:table-cell>
        </table:table-row>
        <table:table-row table:style-name="TableLine94096712609888">
          <table:table-cell table:style-name="Tabela2.A2" office:value-type="string">
            <text:p text:style-name="P5">&lt;header&gt;</text:p>
          </table:table-cell>
          <table:table-cell table:style-name="Tabela2.B2" office:value-type="string">
            <text:p text:style-name="P5">Marca cabeçalhos na página.</text:p>
          </table:table-cell>
        </table:table-row>
        <table:table-row table:style-name="TableLine94096712610704">
          <table:table-cell table:style-name="Tabela2.A2" office:value-type="string">
            <text:p text:style-name="Table_20_Contents">&lt;<text:span text:style-name="T12">section&gt;</text:span></text:p>
          </table:table-cell>
          <table:table-cell table:style-name="Tabela2.B2" office:value-type="string">
            <text:p text:style-name="P5">Marca divisões ou sessões e um conteúdo.</text:p>
          </table:table-cell>
        </table:table-row>
        <table:table-row table:style-name="TableLine94096712610976">
          <table:table-cell table:style-name="Tabela2.A2" office:value-type="string">
            <text:p text:style-name="Table_20_Contents">&lt;<text:span text:style-name="T12">article&gt;</text:span></text:p>
          </table:table-cell>
          <table:table-cell table:style-name="Tabela2.B2" office:value-type="string">
            <text:p text:style-name="P5">Geralmente utilizado para marcar artigos ou blog posts</text:p>
          </table:table-cell>
        </table:table-row>
        <table:table-row table:style-name="TableLine94096712611472">
          <table:table-cell table:style-name="Tabela2.A2" office:value-type="string">
            <text:p text:style-name="Table_20_Contents">&lt;<text:span text:style-name="T12">footer&gt;</text:span></text:p>
          </table:table-cell>
          <table:table-cell table:style-name="Tabela2.B2" office:value-type="string">
            <text:p text:style-name="P5">Rodapé da página</text:p>
          </table:table-cell>
        </table:table-row>
        <table:table-row table:style-name="TableLine94096712612080">
          <table:table-cell table:style-name="Tabela2.A2" office:value-type="string">
            <text:p text:style-name="P5">&lt;main&gt;</text:p>
          </table:table-cell>
          <table:table-cell table:style-name="Tabela2.B2" office:value-type="string">
            <text:p text:style-name="P5">Conteúdo principal da página.</text:p>
          </table:table-cell>
        </table:table-row>
        <table:table-row table:style-name="TableLine94096712622064">
          <table:table-cell table:style-name="Tabela2.A2" office:value-type="string">
            <text:p text:style-name="Table_20_Contents">&lt;<text:span text:style-name="T12">aside&gt;</text:span></text:p>
          </table:table-cell>
          <table:table-cell table:style-name="Tabela2.B2" office:value-type="string">
            <text:p text:style-name="P5">Conteúdos anexos.</text:p>
          </table:table-cell>
        </table:table-row>
      </table:table>
      <text:p text:style-name="P31"/>
      <text:h text:style-name="P22" text:outline-level="2"><text:span text:style-name="T6">3.</text:span><text:span text:style-name="T13">07</text:span><text:span text:style-name="T6"> </text:span><text:span text:style-name="T4">Dar e receber f</text:span><text:span text:style-name="T6">eedbacks</text:span></text:h>
      <text:p text:style-name="P35">Precisamos considerar que ainda que nos tornemos excelentes profissionais, nosso trabalho está em constante aperfeiçoamento. Receber um bom feedback é maravilhoso porque nos ajuda a crescer. Quem você considera que está ajudando mais? A pessoa que vê o seu erro e não fala nada, ou aquela que te avisa e te sugere soluções? Não estarmos recebendo retornos de coisas que podemos melhorar não faz com que elas deixem de existir, só nos torna menos conscientes dos resultados do nosso trabalho. Feedback é uma ferramenta poderosíssima, valorize e distribua.</text:p>
      <text:h text:style-name="P22" text:outline-level="2"><text:span text:style-name="T6">3.</text:span><text:span text:style-name="T13">08 Comunicação assertiva</text:span></text:h>
      <text:p text:style-name="P36">Nem só de códigos e lógica vive o desenvolvedor. Saber se comunicar de forma assertiva é uma habilidade bastante requerida no mercado de trabalho. Assertividade consiste em conseguir se comunicar de forma direta, objetiva, respeitosa e com empatia evitando ruídos.</text:p>
      <text:h text:style-name="P22" text:outline-level="2"><text:span text:style-name="T6">3.</text:span><text:span text:style-name="T13">09 Autoliderança</text:span></text:h>
      <text:p text:style-name="P36">Se autoliderar é conseguir se comprometer com as suas metas e objetivos de forma realista, saber gerir o seu tempo para extrair produtividade considerando também a sua qualidade de vida.</text:p>
      <text:h text:style-name="P22" text:outline-level="2"><text:span text:style-name="T6">3.</text:span><text:span text:style-name="T13">10 </text:span><text:span text:style-name="T5">Diversidade e inclusão</text:span></text:h>
      <text:p text:style-name="P36">Assunto cada vez mais em alta, e não é atoa. As empresas estão enxergando cada vez mais os benefícios de uma equipe diversa no mercado de trabalho. A riqueza da pluralidade de pontos de <text:soft-page-break/>vista, origens, religiões, orientações sexuais, etnias, identidades de gênero e histórias de vida também cria um ambiente mais propício para a inovação.</text:p>
      <text:h text:style-name="P17" text:outline-level="1"><text:span text:style-name="T16">4</text:span>. <text:span text:style-name="T16">Rodapé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15:06:08.228432407</meta:creation-date>
    <dc:date>2021-11-25T22:12:06.607179438</dc:date>
    <meta:editing-duration>PT1H19M45S</meta:editing-duration>
    <meta:editing-cycles>10</meta:editing-cycles>
    <meta:generator>LibreOffice/7.2.2.2$Linux_X86_64 LibreOffice_project/20$Build-2</meta:generator>
    <meta:document-statistic meta:table-count="2" meta:image-count="0" meta:object-count="0" meta:page-count="5" meta:paragraph-count="96" meta:word-count="1120" meta:character-count="7250" meta:non-whitespace-character-count="6247"/>
  </office:meta>
</office:document-meta>
</file>